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46D0000007ECA69D83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22cm"/>
    </style:style>
    <style:style style:name="co2" style:family="table-column">
      <style:table-column-properties fo:break-before="auto" style:column-width="24.82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8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1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ffffff" fo:background-color="#b3cac7" style:text-align-source="fix" style:repeat-content="false" fo:border-left="0.06pt solid #ffffff" fo:border-right="1.5pt solid #ffffff" fo:border-top="0.06pt solid #ffffff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1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1pt" style:font-size-asian="11pt" style:font-size-complex="11pt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order-bottom="0.06pt solid #ffffff" fo:background-color="#dee7e5" style:text-align-source="fix" style:repeat-content="false" fo:border-left="0.06pt solid #ffffff" fo:border-right="1.5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Liberation Sans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bjectius" table:style-name="ta1">
        <table:shapes>
          <draw:frame draw:z-index="0" draw:name="Image 1" draw:style-name="gr1" draw:text-style-name="P1" svg:width="12.436cm" svg:height="1.382cm" svg:x="0.497cm" svg:y="0.17cm">
            <draw:image xlink:href="Pictures/100000010000046D0000007ECA69D83F.png" xlink:type="simple" xlink:show="embed" xlink:actuate="onLoad" draw:mime-type="image/png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OBJECTIUS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calcext:value-type="string">
            <text:p>Numeració </text:p>
          </table:table-cell>
          <table:table-cell table:style-name="ce2" office:value-type="string" calcext:value-type="string">
            <text:p>OBJECTIU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Hacer PoC y concretar sus requisitos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Profundizar la manera en la que trabajaremos con nuestro equipo, la metodología, las técnicas, el idioma y las herramientas</text:p>
          </table:table-cell>
          <table:table-cell table:number-columns-repeated="102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Elegir la arquitectura del software más adecuada para crear la app y documentar las principales características</text:p>
          </table:table-cell>
          <table:table-cell table:number-columns-repeated="102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Elegir el lenguaje de programación y de marcas que utilizaremos</text:p>
          </table:table-cell>
          <table:table-cell table:number-columns-repeated="102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>
            <text:p>Documentar las razones por las que elegiremos esos lenguaje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5" office:value-type="string" calcext:value-type="string">
            <text:p><text:span text:style-name="T1">Per poder determinar els objectius caldrà prèviament realitzar una pluja d’idees</text:span></text:p>
            <text:p><text:span text:style-name="T1">o alguna dinàmica similar</text:span></text:p>
          </table:table-cell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4P0" style:volatile="true"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-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-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-</number:text>
      <number:number number:decimal-places="0" number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-</number:text>
      <number:number number:decimal-places="0" number:min-decimal-places="0" number:min-integer-digits="0"/>
      <number:text> €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1" number:min-decimal-places="1" number:min-integer-digits="1"/>
    </number:number-style>
    <number:percentage-style style:name="N148">
      <number:number number:decimal-places="1" number:min-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2">00/00/0000</text:date>, <text:time style:data-style-name="N2" text:time-value="10:02:20.7432223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8T19:49:27.229760887</meta:creation-date>
    <dc:date>2024-09-12T09:59:30.557658331</dc:date>
    <meta:editing-duration>PT2H51M54S</meta:editing-duration>
    <meta:editing-cycles>8</meta:editing-cycles>
    <meta:generator>LibreOffice/24.2.4.2$Linux_X86_64 LibreOffice_project/420$Build-2</meta:generator>
    <meta:print-date>2019-03-19T23:22:35.708000000</meta:print-date>
    <meta:document-statistic meta:table-count="1" meta:cell-count="14" meta:object-count="1"/>
  </office:meta>
</office:document-meta>
</file>